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5cm" svg:stroke-color="#000000" draw:marker-start-width="0.125cm" draw:marker-end-width="0.125cm" draw:fill="solid" draw:fill-color="#c8a2c8" draw:textarea-horizontal-align="justify" draw:textarea-vertical-align="top" draw:auto-grow-height="false" fo:min-height="7.1cm" fo:min-width="9.45cm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cm" svg:stroke-color="#000000" draw:marker-start-width="0.355cm" draw:marker-end-width="0.355cm" draw:fill="solid" draw:fill-color="#c8a2c8" draw:textarea-horizontal-align="justify" draw:textarea-vertical-align="middle" draw:auto-grow-height="false" fo:min-height="2.848cm" fo:min-width="4.298cm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Fine_20_Dashed" svg:stroke-width="0.05cm" svg:stroke-color="#000000" draw:marker-start-width="0.125cm" draw:marker-end-width="0.125cm" draw:fill="none" draw:fill-color="#c8a2c8" draw:textarea-horizontal-align="justify" draw:textarea-vertical-align="top" draw:auto-grow-height="false" fo:min-height="4.7cm" fo:min-width="9.4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125cm" draw:marker-end-width="0.125cm" draw:fill="solid" draw:fill-color="#c8a2c8" draw:textarea-horizontal-align="justify" draw:textarea-vertical-align="middle" draw:auto-grow-height="false" fo:min-height="1.9cm" fo:min-width="1.9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125cm" draw:marker-end-width="0.125cm" draw:fill="solid" draw:fill-color="#c8a2c8" draw:textarea-horizontal-align="justify" draw:textarea-vertical-align="top" draw:auto-grow-height="false" fo:min-height="3.5cm" fo:min-width="4.4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85cm" draw:marker-end-width="0.385cm" draw:fill="solid" draw:fill-color="#c8a2c8" draw:textarea-horizontal-align="justify" draw:textarea-vertical-align="middle" draw:auto-grow-height="false" fo:min-height="0.7cm" fo:min-width="4.4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125cm" draw:marker-end-width="0.125cm" draw:fill="solid" draw:fill-color="#c8a2c8" draw:textarea-horizontal-align="justify" draw:textarea-vertical-align="middle" draw:auto-grow-height="false" fo:min-height="0.7cm" fo:min-width="4.45cm" fo:padding-top="0.15cm" fo:padding-bottom="0.15cm" fo:padding-left="0.275cm" fo:padding-right="0.275cm"/>
    </style:style>
    <style:style style:name="gr9" style:family="graphic" style:parent-style-name="standard" style:list-style-name="L1">
      <style:graphic-properties draw:stroke="none" svg:stroke-color="#3465a4" draw:fill="solid" draw:fill-color="#ffffff" draw:textarea-horizontal-align="justify" draw:textarea-vertical-align="middle" draw:auto-grow-height="false" fo:min-height="4.436cm" fo:min-width="9.736cm" fo:padding-top="0cm" fo:padding-bottom="0cm" fo:padding-left="0cm" fo:padding-right="0cm"/>
    </style:style>
    <style:style style:name="gr10" style:family="graphic" style:parent-style-name="standard" style:list-style-name="L1">
      <style:graphic-properties draw:stroke="none" svg:stroke-color="#3465a4" draw:fill="solid" draw:fill-color="#ffffff" draw:textarea-horizontal-align="justify" draw:textarea-vertical-align="middle" draw:auto-grow-height="false" fo:min-height="3.044cm" fo:min-width="4.744cm" fo:padding-top="0cm" fo:padding-bottom="0cm" fo:padding-left="0cm" fo:padding-right="0cm"/>
    </style:style>
    <style:style style:name="gr11" style:family="graphic" style:parent-style-name="standard" style:list-style-name="L1">
      <style:graphic-properties draw:stroke="none" svg:stroke-color="#3465a4" draw:fill="solid" draw:fill-color="#ffffff" draw:textarea-horizontal-align="justify" draw:textarea-vertical-align="middle" draw:auto-grow-height="false" fo:min-height="1.462cm" fo:min-width="9.762cm" fo:padding-top="0cm" fo:padding-bottom="0cm" fo:padding-left="0cm" fo:padding-right="0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102cm" fo:min-width="0.984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102cm" fo:min-width="1.61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95cm"/>
    </style:style>
    <style:style style:name="gr16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fill-color="#c8a2c8" draw:textarea-horizontal-align="justify" draw:textarea-vertical-align="top" draw:auto-grow-height="false" fo:min-height="7.1cm" fo:min-width="9.45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102cm" fo:min-width="1.61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102cm" fo:min-width="1.609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125cm" draw:marker-end-width="0.125cm" draw:fill="none" draw:fill-color="#c8a2c8" draw:textarea-horizontal-align="justify" draw:textarea-vertical-align="middle" draw:auto-grow-height="false" fo:min-height="1.9cm" fo:min-width="4.45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08cm" draw:marker-end-width="0.08cm" draw:fill="solid" draw:fill-color="#ffffff" draw:textarea-horizontal-align="justify" draw:textarea-vertical-align="middle" draw:auto-grow-height="false" fo:min-height="0.102cm" fo:min-width="1.611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102cm" fo:min-width="1.534cm" fo:padding-top="0.15cm" fo:padding-bottom="0.15cm" fo:padding-left="0.275cm" fo:padding-right="0.275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8a2c8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solid" draw:fill-color="#c8a2c8"/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c8a2c8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c8a2c8"/>
      <style:paragraph-properties fo:text-align="center"/>
      <style:text-properties fo:font-size="14pt" style:font-size-asian="18pt" style:font-size-complex="18pt"/>
    </style:style>
    <style:style style:name="P8" style:family="paragraph">
      <style:paragraph-properties fo:margin-left="0.2cm" fo:margin-right="0cm" fo:margin-top="0cm" fo:margin-bottom="0cm" fo:line-height="115%" fo:text-align="start" fo:text-indent="0cm">
        <style:tab-stops/>
      </style:paragraph-properties>
    </style:style>
    <style:style style:name="P9" style:family="paragraph">
      <loext:graphic-properties draw:fill="solid" draw:fill-color="#ffffff"/>
      <style:paragraph-properties fo:margin-left="0.2cm" fo:margin-right="0cm" fo:margin-top="0cm" fo:margin-bottom="0cm" fo:line-height="115%" fo:text-align="start" fo:text-indent="0cm">
        <style:tab-stops/>
      </style:paragraph-properties>
      <style:text-properties fo:font-size="8pt" style:font-size-asian="18pt" style:font-size-complex="18pt"/>
    </style:style>
    <style:style style:name="P10" style:family="paragraph">
      <loext:graphic-properties draw:fill="solid" draw:fill-color="#ffffff"/>
      <style:paragraph-properties fo:margin-left="0.2cm" fo:margin-right="0cm" fo:margin-top="0cm" fo:margin-bottom="0cm" fo:line-height="115%" fo:text-align="start" fo:text-indent="0cm">
        <style:tab-stops/>
      </style:paragraph-properties>
      <style:text-properties fo:font-size="9pt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c8a2c8"/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fo:color="#cc0000" style:font-name="Liberation Mono" fo:font-size="8pt" fo:font-weight="bold" style:font-size-asian="18pt" style:font-size-complex="18pt"/>
    </style:style>
    <style:style style:name="T6" style:family="text">
      <style:text-properties style:font-name="Liberation Mono" fo:font-size="8pt" fo:font-weight="bold" style:font-size-asian="18pt" style:font-size-complex="18pt"/>
    </style:style>
    <style:style style:name="T7" style:family="text">
      <style:text-properties fo:color="#0000cc" style:font-name="Liberation Mono" fo:font-size="8pt" fo:font-weight="bold" style:font-size-asian="18pt" style:font-size-complex="18pt"/>
    </style:style>
    <style:style style:name="T8" style:family="text">
      <style:text-properties style:font-name="Liberation Mono" fo:font-size="8pt" style:font-size-asian="18pt" style:font-size-complex="18pt"/>
    </style:style>
    <style:style style:name="T9" style:family="text">
      <style:text-properties fo:color="#666666" style:font-name="Liberation Mono" fo:font-size="8pt" style:font-size-asian="18pt" style:font-size-complex="18pt"/>
    </style:style>
    <style:style style:name="T10" style:family="text">
      <style:text-properties fo:color="#000000" style:font-name="Liberation Mono" fo:font-size="8pt" style:font-size-asian="18pt" style:font-size-complex="18pt"/>
    </style:style>
    <style:style style:name="T11" style:family="text">
      <style:text-properties style:font-name="Liberation Mono" fo:font-size="9pt" style:font-size-asian="18pt" style:font-size-complex="18pt"/>
    </style:style>
    <style:style style:name="T12" style:family="text">
      <style:text-properties fo:color="#808080" style:font-name="Liberation Mono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cm" svg:height="7.4cm" svg:x="0.1cm" svg:y="0.9cm">
          <text:p text:style-name="P1"><text:span text:style-name="T1">LiLAC-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3.3cm" svg:x="18.9cm" svg:y="5cm">
          <text:p text:style-name="P3"><text:span text:style-name="T2">LiLAC-compiler</text:span></text:p>
          <text:p text:style-name="P3"><text:span text:style-name="T3"/></text:p>
          <text:p text:style-name="P3"><text:span text:style-name="T4">detects computation</text:span></text:p>
          <text:p text:style-name="P3"><text:span text:style-name="T4">in application code,</text:span></text:p>
          <text:p text:style-name="P3"><text:span text:style-name="T4">cuts out and inserts</text:span></text:p>
          <text:p text:style-name="P1"><text:span text:style-name="T4">harness ca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04.81452249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11cm" svg:y1="0.2cm" svg:x2="11cm" svg:y2="8.2cm">
          <text:p/>
        </draw:line>
        <draw:custom-shape draw:style-name="gr4" draw:text-style-name="P6" draw:layer="layout" svg:width="10cm" svg:height="5cm" svg:x="0.1cm" svg:y="3.1cm">
          <text:p text:style-name="P1"><text:span text:style-name="T1">LiLAC-How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cm" svg:height="2.2cm" svg:x="21.4cm" svg:y="0.9cm">
          <text:p text:style-name="P1"><text:span text:style-name="T2">llvm</text:span></text:p>
          <text:p text:style-name="P1"><text:span text:style-name="T2">code</text:span></text:p>
          <text:p text:style-name="P1"><text:span text:style-name="T2">bas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3.8cm" svg:x="12cm" svg:y="2.1cm">
          <text:p text:style-name="P1"><text:span text:style-name="T1">Harness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cm" svg:height="1cm" svg:x="12cm" svg:y="0.9cm">
          <text:p text:style-name="P1"><text:span text:style-name="T2">Detection Fun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cm" svg:height="2.2cm" svg:x="18.9cm" svg:y="0.9cm">
          <text:p text:style-name="P1"><text:span text:style-name="T2">LiLAC</text:span></text:p>
          <text:p text:style-name="P1"><text:span text:style-name="T2">llvm</text:span></text:p>
          <text:p text:style-name="P1"><text:span text:style-name="T2">pas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cm" svg:height="1cm" svg:x="12cm" svg:y="7.3cm">
          <text:p text:style-name="P1"><text:span text:style-name="T2">Shared Librar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9.8cm" svg:height="4.5cm" svg:x="0.2cm" svg:y="3.7cm">
          <text:p text:style-name="P8"><text:span text:style-name="T5">HARNESS</text:span><text:span text:style-name="T6"> </text:span><text:span text:style-name="T7">mkl</text:span><text:span text:style-name="T6"> </text:span><text:span text:style-name="T5">IMPLEMENTS</text:span><text:span text:style-name="T6"> </text:span><text:span text:style-name="T7">spmv_csr</text:span></text:p>
          <text:p text:style-name="P8"><text:span text:style-name="T8"><text:s text:c="2"/></text:span><text:span text:style-name="T9">sparse_matrix_t A;</text:span></text:p>
          <text:p text:style-name="P8"><text:span text:style-name="T9"><text:s text:c="2"/></text:span><text:span text:style-name="T9">mkl_sparse_d_create_csr(&amp;A, SPARSE_INDEX_BASE_ZERO,</text:span></text:p>
          <text:p text:style-name="P8"><text:span text:style-name="T9"><text:s text:c="6"/></text:span><text:span text:style-name="T10">rows</text:span><text:span text:style-name="T9">, columns, </text:span><text:span text:style-name="T10">row_ptr</text:span><text:span text:style-name="T9">, </text:span><text:span text:style-name="T10">row_ptr</text:span><text:span text:style-name="T9">+1, </text:span><text:span text:style-name="T10">col_ind</text:span><text:span text:style-name="T9">, </text:span><text:span text:style-name="T10">val</text:span><text:span text:style-name="T9">);</text:span></text:p>
          <text:p text:style-name="P8"><text:span text:style-name="T9"><text:s text:c="2"/></text:span><text:span text:style-name="T9">struct matrix_descr D;</text:span></text:p>
          <text:p text:style-name="P8"><text:span text:style-name="T9"><text:s text:c="2"/></text:span><text:span text:style-name="T9">D.type = SPARSE_MATRIX_TYPE_GENERAL;</text:span></text:p>
          <text:p text:style-name="P8"><text:span text:style-name="T9"><text:s text:c="2"/></text:span><text:span text:style-name="T9">D.mode = SPARSE_FILL_MODE_LOWER;</text:span></text:p>
          <text:p text:style-name="P8"><text:span text:style-name="T9"><text:s text:c="2"/></text:span><text:span text:style-name="T9">D.diag = SPARSE_DIAG_NON_UNIT;</text:span></text:p>
          <text:p text:style-name="P8"><text:span text:style-name="T9"><text:s text:c="2"/></text:span><text:span text:style-name="T9">mkl_sparse_d_mv(SPARSE_OPERATION_NON_TRANSPOSE,</text:span></text:p>
          <text:p text:style-name="P8"><text:span text:style-name="T9"><text:s text:c="18"/></text:span><text:span text:style-name="T9">1.0, A, D, </text:span><text:span text:style-name="T10">vector</text:span><text:span text:style-name="T9">, 0.0, </text:span><text:span text:style-name="T10">output</text:span><text:span text:style-name="T9">);</text:span></text:p>
          <text:p text:style-name="P8"><text:span text:style-name="T5">Marshalling</text:span></text:p>
          <text:p text:style-name="P8"><text:span text:style-name="T8"><text:s text:c="2"/></text:span><text:span text:style-name="T8">int columns = </text:span><text:span text:style-name="T10">Maximum</text:span><text:span text:style-name="T8"> of col_ind[0 .. row_ptr[rows]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6.7008046817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4.8cm" svg:height="3.1cm" svg:x="12.1cm" svg:y="2.7cm">
          <text:p text:style-name="P8"><text:span text:style-name="T11">void spmv_csr_harness(</text:span></text:p>
          <text:p text:style-name="P8"><text:span text:style-name="T11"><text:s text:c="5"/></text:span><text:span text:style-name="T11">double* output,</text:span></text:p>
          <text:p text:style-name="P8"><text:span text:style-name="T11"><text:s text:c="5"/></text:span><text:span text:style-name="T11">double* val,</text:span></text:p>
          <text:p text:style-name="P8"><text:span text:style-name="T11"><text:s text:c="5"/></text:span><text:span text:style-name="T11">double* vector,</text:span></text:p>
          <text:p text:style-name="P8"><text:span text:style-name="T11"><text:s text:c="5"/></text:span><text:span text:style-name="T11">int* <text:s text:c="3"/>row_ptr,</text:span></text:p>
          <text:p text:style-name="P8"><text:span text:style-name="T11"><text:s text:c="5"/></text:span><text:span text:style-name="T11">int* <text:s text:c="3"/>col_ind,</text:span></text:p>
          <text:p text:style-name="P8"><text:span text:style-name="T11"><text:s text:c="5"/></text:span><text:span text:style-name="T11">int <text:s text:c="4"/>rows);</text:span></text:p>
          <draw:enhanced-geometry svg:viewBox="0 0 21600 21600" draw:path-stretchpoint-x="10800" draw:path-stretchpoint-y="10800" draw:text-areas="?f3 ?f4 ?f5 ?f6" draw:type="round-rectangle" draw:modifiers="674.7891283973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9.8cm" svg:height="1.5cm" svg:x="0.2cm" svg:y="1.5cm">
          <text:p text:style-name="P8"><text:span text:style-name="T5">COMPUTATION</text:span><text:span text:style-name="T6"> </text:span><text:span text:style-name="T7">spmv_csr</text:span></text:p>
          <text:p text:style-name="P8"><text:span text:style-name="T8"><text:s text:c="2"/></text:span><text:span text:style-name="T12">forall(0 &lt;= i &lt; </text:span><text:span text:style-name="T10">rows</text:span><text:span text:style-name="T12">) {</text:span></text:p>
          <text:p text:style-name="P8"><text:span text:style-name="T12"><text:s text:c="4"/></text:span><text:span text:style-name="T10">output</text:span><text:span text:style-name="T12">[i] = sum(</text:span><text:span text:style-name="T10">row_ptr</text:span><text:span text:style-name="T9">[i] &lt;= j &lt; </text:span><text:span text:style-name="T10">row_ptr</text:span><text:span text:style-name="T9">[i+1])</text:span></text:p>
          <text:p text:style-name="P8"><text:span text:style-name="T12"><text:s text:c="16"/></text:span><text:span text:style-name="T10">val</text:span><text:span text:style-name="T9">[j] * </text:span><text:span text:style-name="T10">vector</text:span><text:span text:style-name="T9">[</text:span><text:span text:style-name="T10">col_ind</text:span><text:span text:style-name="T9">[j]]; </text:span><text:span text:style-name="T1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3721035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1.9cm" svg:height="0.8cm" draw:transform="rotate (1.5707963267949) translate (14.1cm 7.5cm)">
          <text:p text:style-name="P1"><text:span text:style-name="T4">uses</text:span></text:p>
          <draw:enhanced-geometry svg:viewBox="0 0 21600 21600" draw:mirror-horizontal="false" draw:mirror-vertical="false" draw:text-areas="0 ?f0 ?f5 ?f2" draw:type="right-arrow" draw:modifiers="15907.417148869 5393.25842696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2.4cm" svg:height="0.8cm" svg:x="16.7cm" svg:y="7.4cm">
          <text:p text:style-name="P1"><text:span text:style-name="T4">links with</text:span></text:p>
          <draw:enhanced-geometry svg:viewBox="0 0 21600 21600" draw:text-areas="?f7 ?f0 21600 ?f2" draw:type="left-arrow" draw:modifiers="4498.12578092462 5393.2584269662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2" draw:layer="layout" svg:width="5.4cm" svg:height="0.962cm" svg:x="15.3cm" svg:y="-0.001cm">
          <draw:text-box>
            <text:p text:style-name="P1">LiLAC System</text:p>
          </draw:text-box>
        </draw:frame>
        <draw:frame draw:style-name="gr15" draw:text-style-name="P12" draw:layer="layout" svg:width="8cm" svg:height="1.445cm" svg:x="1.1cm" svg:y="-0.238cm">
          <draw:text-box>
            <text:p text:style-name="P1">Library Implementers</text:p>
          </draw:text-box>
        </draw:frame>
        <draw:line draw:style-name="gr3" draw:text-style-name="P5" draw:layer="layout" svg:x1="21.4cm" svg:y1="0.9cm" svg:x2="21.4cm" svg:y2="2.943cm">
          <text:p/>
        </draw:line>
        <draw:line draw:style-name="gr16" draw:text-style-name="P5" draw:layer="layout" svg:x1="18.9cm" svg:y1="0.9cm" svg:x2="23.9cm" svg:y2="0.9cm">
          <text:p/>
        </draw:line>
        <draw:custom-shape draw:style-name="gr17" draw:text-style-name="P6" draw:layer="layout" svg:width="10cm" svg:height="7.4cm" svg:x="0.1cm" svg:y="0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4cm" svg:height="0.8cm" svg:x="9.9cm" svg:y="1cm">
          <text:p text:style-name="P1"><text:span text:style-name="T4">generates</text:span></text:p>
          <draw:enhanced-geometry svg:viewBox="0 0 21600 21600" draw:mirror-horizontal="false" draw:mirror-vertical="false" draw:text-areas="0 ?f0 ?f5 ?f2" draw:type="right-arrow" draw:modifiers="17092.8779675135 5393.25842696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2.4cm" svg:height="0.8cm" svg:x="9.9cm" svg:y="2.201cm">
          <text:p text:style-name="P1"><text:span text:style-name="T4">defines</text:span></text:p>
          <draw:enhanced-geometry svg:viewBox="0 0 21600 21600" draw:text-areas="0 ?f0 ?f5 ?f2" draw:type="right-arrow" draw:modifiers="17092.8779675135 5393.25842696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2.4cm" svg:height="0.8cm" svg:x="9.9cm" svg:y="7.4cm">
          <text:p text:style-name="P1"><text:span text:style-name="T4">generates</text:span></text:p>
          <draw:enhanced-geometry svg:viewBox="0 0 21600 21600" draw:text-areas="0 ?f0 ?f5 ?f2" draw:type="right-arrow" draw:modifiers="17092.8779675135 5393.25842696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5" draw:layer="layout" svg:x1="0.1cm" svg:y1="3.1cm" svg:x2="10.1cm" svg:y2="3.1cm">
          <text:p/>
        </draw:line>
        <draw:custom-shape draw:style-name="gr20" draw:text-style-name="P13" draw:layer="layout" svg:width="5cm" svg:height="2.2cm" svg:x="18.9cm" svg:y="0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4cm" svg:height="0.8cm" svg:x="16.7cm" svg:y="1cm">
          <text:p text:style-name="P1"><text:span text:style-name="T4">uses</text:span></text:p>
          <draw:enhanced-geometry svg:viewBox="0 0 21600 21600" draw:text-areas="?f7 ?f0 21600 ?f2" draw:type="left-arrow" draw:modifiers="4498.12578092462 5393.2584269662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2.4cm" svg:height="0.8cm" svg:x="16.701cm" svg:y="2.2cm">
          <text:p text:style-name="P1"><text:span text:style-name="T4">uses</text:span></text:p>
          <draw:enhanced-geometry svg:viewBox="0 0 21600 21600" draw:text-areas="?f7 ?f0 21600 ?f2" draw:type="left-arrow" draw:modifiers="4498.12578092462 5393.2584269662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1" draw:layer="layout" svg:width="2.4cm" svg:height="0.8cm" draw:transform="rotate (-1.5707963267949) translate (21.8cm 2.9cm)">
          <text:p text:style-name="P1"><text:span text:style-name="T4">builds</text:span></text:p>
          <draw:enhanced-geometry svg:viewBox="0 0 21600 21600" draw:mirror-horizontal="false" draw:mirror-vertical="false" draw:text-areas="0 ?f0 ?f5 ?f2" draw:type="right-arrow" draw:modifiers="17092.8779675135 5393.25842696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5" draw:layer="layout" svg:x1="0.1cm" svg:y1="0.1cm" svg:x2="23.9cm" svg:y2="0.1cm">
          <text:p/>
        </draw:line>
        <draw:line draw:style-name="gr3" draw:text-style-name="P5" draw:layer="layout" svg:x1="0.1cm" svg:y1="0.2cm" svg:x2="0.1cm" svg:y2="0.9cm">
          <text:p/>
        </draw:line>
        <draw:line draw:style-name="gr3" draw:text-style-name="P5" draw:layer="layout" svg:x1="23.9cm" svg:y1="0.15cm" svg:x2="23.9cm" svg:y2="0.9cm">
          <text:p/>
        </draw:line>
        <draw:line draw:style-name="gr3" draw:text-style-name="P5" draw:layer="layout" svg:x1="10.2cm" svg:y1="8.3cm" svg:x2="19cm" svg:y2="8.3cm">
          <text:p/>
        </draw:line>
        <draw:line draw:style-name="gr3" draw:text-style-name="P5" draw:layer="layout" svg:x1="23.9cm" svg:y1="3.2cm" svg:x2="23.9cm" svg:y2="5.15cm">
          <text:p/>
        </draw:lin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8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149cm" svg:x="1cm" svg:y="4.698cm"/>
      <draw:page-thumbnail draw:layer="backgroundobjects" svg:width="8.999cm" svg:height="3.149cm" svg:x="1cm" svg:y="13.274cm"/>
      <draw:page-thumbnail draw:layer="backgroundobjects" svg:width="8.999cm" svg:height="3.149cm" svg:x="1cm" svg:y="21.85cm"/>
      <draw:page-thumbnail draw:layer="backgroundobjects" svg:width="8.999cm" svg:height="3.149cm" svg:x="11cm" svg:y="4.698cm"/>
      <draw:page-thumbnail draw:layer="backgroundobjects" svg:width="8.999cm" svg:height="3.149cm" svg:x="11cm" svg:y="13.274cm"/>
      <draw:page-thumbnail draw:layer="backgroundobjects" svg:width="8.999cm" svg:height="3.149cm" svg:x="11cm" svg:y="21.8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16:01:35.671356832</meta:creation-date>
    <dc:date>2019-02-01T12:19:36.042718056</dc:date>
    <meta:editing-duration>PT21H31M33S</meta:editing-duration>
    <meta:editing-cycles>87</meta:editing-cycles>
    <meta:generator>LibreOffice/6.0.7.3$Linux_X86_64 LibreOffice_project/00m0$Build-3</meta:generator>
    <meta:document-statistic meta:object-count="55"/>
  </office:meta>
</office:document-meta>
</file>